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B34070751904601.png" manifest:media-type="image/png"/>
  <manifest:file-entry manifest:full-path="Pictures/1000000000000556000003003C05637D4C75D718.png" manifest:media-type="image/png"/>
  <manifest:file-entry manifest:full-path="Pictures/100000000000055600000300D8B8672CF15E3BF8.png" manifest:media-type="image/png"/>
  <manifest:file-entry manifest:full-path="Pictures/100000000000055600000300EF7191DB297DCD15.png" manifest:media-type="image/png"/>
  <manifest:file-entry manifest:full-path="Pictures/1000000000000556000003002B18911E0890D046.png" manifest:media-type="image/png"/>
  <manifest:file-entry manifest:full-path="Pictures/1000000000000556000003007E238259B02F4E80.png" manifest:media-type="image/png"/>
  <manifest:file-entry manifest:full-path="Pictures/100000000000055600000300224CC73250A5175B.png" manifest:media-type="image/png"/>
  <manifest:file-entry manifest:full-path="Pictures/10000000000005560000030036F38F1A75F079B6.png" manifest:media-type="image/png"/>
  <manifest:file-entry manifest:full-path="Pictures/100000000000055600000300F1A2AF90F5309DC1.png" manifest:media-type="image/png"/>
  <manifest:file-entry manifest:full-path="Pictures/100000000000055600000300729D734D3084D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0.3cm" fo:margin-right="0cm" fo:text-indent="0cm" style:auto-text-indent="false" style:page-number="auto" fo:background-color="transparent"/>
    </style:style>
    <style:style style:name="P2" style:family="paragraph" style:parent-style-name="Standard">
      <loext:graphic-properties draw:fill="none"/>
      <style:paragraph-properties fo:margin-left="0.3cm" fo:margin-right="0cm" fo:text-indent="0cm" style:auto-text-indent="false" fo:background-color="transparent"/>
    </style:style>
    <style:style style:name="P3" style:family="paragraph" style:parent-style-name="Standard">
      <loext:graphic-properties draw:fill="none"/>
      <style:paragraph-properties fo:margin-left="0.3cm" fo:margin-right="0cm" fo:text-indent="0cm" style:auto-text-indent="false" fo:background-color="transparent"/>
      <style:text-properties officeooo:rsid="0011188c" officeooo:paragraph-rsid="0011188c"/>
    </style:style>
    <style:style style:name="P4" style:family="paragraph" style:parent-style-name="Standard">
      <loext:graphic-properties draw:fill="none"/>
      <style:paragraph-properties fo:margin-left="0.3cm" fo:margin-right="0cm" fo:text-indent="0cm" style:auto-text-indent="false" fo:background-color="transparent"/>
      <style:text-properties officeooo:rsid="00137e4c" officeooo:paragraph-rsid="00137e4c"/>
    </style:style>
    <style:style style:name="P5" style:family="paragraph" style:parent-style-name="Standard">
      <loext:graphic-properties draw:fill="none"/>
      <style:paragraph-properties fo:margin-left="0.3cm" fo:margin-right="0cm" fo:text-indent="0cm" style:auto-text-indent="false" fo:background-color="transparent"/>
      <style:text-properties officeooo:rsid="0014bfd5" officeooo:paragraph-rsid="0014bfd5"/>
    </style:style>
    <style:style style:name="P6" style:family="paragraph" style:parent-style-name="Standard">
      <loext:graphic-properties draw:fill="none"/>
      <style:paragraph-properties fo:margin-left="0cm" fo:margin-right="0cm" fo:text-indent="0cm" style:auto-text-indent="false" fo:background-color="transparent"/>
      <style:text-properties officeooo:rsid="00137e4c" officeooo:paragraph-rsid="00137e4c"/>
    </style:style>
    <style:style style:name="P7" style:family="paragraph" style:parent-style-name="Standard">
      <loext:graphic-properties draw:fill="none"/>
      <style:paragraph-properties fo:margin-left="0cm" fo:margin-right="0cm" fo:text-indent="0cm" style:auto-text-indent="false" fo:background-color="transparent"/>
      <style:text-properties officeooo:rsid="0011188c" officeooo:paragraph-rsid="0011188c"/>
    </style:style>
    <style:style style:name="P8" style:family="paragraph" style:parent-style-name="Standard">
      <loext:graphic-properties draw:fill="none"/>
      <style:paragraph-properties fo:margin-left="0cm" fo:margin-right="0cm" fo:text-indent="0cm" style:auto-text-indent="false" fo:background-color="transparent"/>
      <style:text-properties officeooo:rsid="0014bfd5" officeooo:paragraph-rsid="0014bfd5"/>
    </style:style>
    <style:style style:name="P9" style:family="paragraph" style:parent-style-name="Standard">
      <loext:graphic-properties draw:fill="none"/>
      <style:paragraph-properties fo:margin-left="0cm" fo:margin-right="0cm" fo:text-indent="0cm" style:auto-text-indent="false" fo:background-color="transparent"/>
      <style:text-properties officeooo:rsid="0014bfd5" officeooo:paragraph-rsid="00137e4c"/>
    </style:style>
    <style:style style:name="P10" style:family="paragraph" style:parent-style-name="Standard">
      <loext:graphic-properties draw:fill="none"/>
      <style:paragraph-properties fo:margin-left="0cm" fo:margin-right="0cm" fo:text-indent="0cm" style:auto-text-indent="false" fo:background-color="transparent"/>
      <style:text-properties officeooo:rsid="00137e4c" officeooo:paragraph-rsid="00137e4c"/>
    </style:style>
    <style:style style:name="P11" style:family="paragraph" style:parent-style-name="Standard">
      <loext:graphic-properties draw:fill="none"/>
      <style:paragraph-properties fo:margin-left="0cm" fo:margin-right="0cm" fo:text-indent="0cm" style:auto-text-indent="false" fo:background-color="transparent"/>
      <style:text-properties officeooo:rsid="00174b78" officeooo:paragraph-rsid="00174b7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1.224cm, 0cm, 0cm, 1.40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171cm, 0cm, 0cm, 1.423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346cm, 0cm, 0cm, 1.40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8cm, 0cm, 0cm, 1.32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21cm, 17.828cm, 1.526cm, 1.76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63cm, 17.702cm, 1.399cm, 1.77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55cm, 0cm, 0cm, 1.48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552cm, 8.447cm, 4.754cm, 12.4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3.431cm, 8.433cm, 0.513cm, 12.23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427cm, 8.363cm, 1.136cm, 12.48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Experiment 9</text:p>
      <text:p text:style-name="P2"><draw:frame draw:style-name="fr1" draw:name="Image1" text:anchor-type="paragraph" svg:x="0.229cm" svg:y="0.614cm" svg:width="19.711cm" svg:height="10.506cm" draw:z-index="3"><draw:image xlink:href="Pictures/100000000000055600000300EF7191DB297DCD15.png" xlink:type="simple" xlink:show="embed" xlink:actuate="onLoad"/><draw:contour-polygon svg:width="1363px" svg:height="765px" svg:viewBox="0 0 1363 765" draw:points="1070,1 1069,2 1069,3 28,4 23,5 7,6 6,7 6,8 6,9 6,10 6,11 7,12 9,13 6,14 6,15 6,16 6,17 1045,18 1046,19 1069,20 1069,21 1070,22 59,28 58,29 58,30 58,31 58,32 58,33 58,34 58,35 22,36 20,37 18,38 17,39 16,40 15,41 14,42 14,43 13,44 13,45 12,46 12,47 12,48 12,49 12,50 12,51 12,52 12,53 13,54 13,55 14,56 14,57 15,58 16,59 17,60 18,61 20,62 22,63 52,64 52,65 52,66 52,67 52,68 52,69 52,70 52,71 52,72 52,73 52,74 52,75 52,76 52,77 52,78 52,79 52,80 52,81 52,82 10,83 9,84 9,85 8,86 7,87 7,88 7,89 7,90 7,91 7,92 7,93 7,94 7,95 7,96 7,97 7,98 7,99 7,100 7,101 7,102 7,103 7,104 7,105 7,106 7,107 7,108 7,109 8,110 52,111 52,112 52,113 52,114 52,115 52,116 52,117 52,118 52,119 52,120 52,121 52,122 52,123 52,124 52,125 52,126 22,127 19,128 17,129 16,130 12,131 12,132 11,133 11,134 11,135 10,136 10,137 9,138 9,139 1,140 1,141 1,142 1,143 1,144 1,145 1,146 9,147 9,148 9,149 10,150 10,151 11,152 11,153 12,154 13,155 14,156 15,157 16,158 18,159 20,160 52,161 52,162 46,163 52,164 46,165 52,166 52,167 52,168 52,169 52,170 52,171 14,172 12,173 12,174 11,175 11,176 11,177 11,178 11,179 11,180 11,181 11,182 11,183 11,184 11,185 11,186 1,187 1,188 1,189 1,190 1,191 1,192 1,193 11,194 11,195 11,196 11,197 11,198 11,199 11,200 11,201 11,202 11,203 11,204 11,205 11,206 11,207 12,208 14,209 52,210 52,211 52,212 52,213 52,214 52,215 52,216 52,217 52,218 14,219 13,220 12,221 11,222 11,223 11,224 11,225 11,226 11,227 11,228 11,229 11,230 11,231 11,232 11,233 11,234 11,235 11,236 11,237 11,238 11,239 11,240 11,241 11,242 11,243 11,244 11,245 11,246 11,247 11,248 11,249 11,250 11,251 11,252 11,253 12,254 12,255 14,256 52,257 52,258 52,259 52,260 52,261 52,262 52,263 52,264 52,265 52,266 22,267 21,268 21,269 20,270 19,271 11,272 10,273 10,274 9,275 9,276 9,277 9,278 9,279 9,280 9,281 9,282 9,283 9,284 9,285 9,286 9,287 9,288 9,289 9,290 9,291 9,292 9,293 9,294 9,295 9,296 9,297 9,298 9,299 9,300 10,301 52,302 52,303 52,304 52,305 52,306 52,307 52,308 52,309 52,310 52,311 52,312 52,313 23,314 19,315 17,316 16,317 14,318 13,319 12,320 12,321 11,322 10,323 10,324 9,325 9,326 9,327 9,328 8,329 8,330 8,331 8,332 8,333 8,334 9,335 9,336 9,337 9,338 10,339 10,340 11,341 11,342 12,343 13,344 14,345 15,346 17,347 19,348 22,349 52,350 52,351 52,352 52,353 52,354 52,355 52,356 52,357 52,358 52,359 52,360 52,361 20,362 18,363 16,364 15,365 14,366 13,367 12,368 11,369 10,370 10,371 9,372 9,373 9,374 8,375 8,376 8,377 8,378 8,379 8,380 8,381 8,382 9,383 9,384 9,385 10,386 10,387 11,388 11,389 12,390 13,391 14,392 15,393 17,394 19,395 22,396 52,397 52,398 52,399 52,400 52,401 52,402 52,403 52,404 52,405 52,406 52,407 52,408 52,409 15,410 14,411 14,412 13,413 12,414 12,415 11,416 11,417 12,418 12,419 12,420 13,421 19,422 19,423 19,424 19,425 19,426 19,427 19,428 19,429 19,430 19,431 19,432 19,433 19,434 19,435 19,436 19,437 19,438 19,439 14,440 15,441 16,442 52,443 52,444 52,445 52,446 52,447 52,448 52,449 52,450 52,451 52,452 52,453 15,454 13,455 12,456 11,457 11,458 11,459 11,460 11,461 11,462 11,463 11,464 11,465 11,466 11,467 11,468 11,469 11,470 11,471 11,472 11,473 11,474 11,475 11,476 11,477 11,478 11,479 11,480 11,481 11,482 11,483 11,484 11,485 11,486 11,487 11,488 12,489 12,490 14,491 51,492 51,493 51,494 51,495 51,496 51,497 51,498 51,499 51,500 51,501 51,502 51,503 51,504 8,505 8,506 8,507 8,508 8,509 8,510 8,511 8,512 8,513 8,514 8,515 8,516 8,517 8,518 8,519 8,520 8,521 8,522 8,523 8,524 8,525 8,526 8,527 8,528 8,529 8,530 8,531 8,532 8,533 8,534 9,535 51,536 51,537 51,538 51,539 51,540 51,541 51,542 51,543 51,544 51,545 51,546 51,547 51,548 51,549 51,550 51,551 51,552 18,553 17,554 17,555 17,556 17,557 17,558 17,559 17,560 17,561 17,562 17,563 17,564 17,565 17,566 17,567 17,568 17,569 17,570 17,571 17,572 17,573 17,574 17,575 17,576 17,577 17,578 17,579 18,580 51,581 51,582 51,583 51,584 51,585 51,586 51,587 51,588 51,589 51,590 51,591 51,592 51,593 51,594 51,595 51,596 51,597 23,598 22,599 22,600 22,601 22,602 51,603 51,604 51,605 24,606 24,607 24,608 24,609 24,610 24,611 24,612 24,613 21,614 15,615 15,616 14,617 15,618 22,619 19,620 20,621 22,622 23,623 17,624 18,625 19,626 21,627 22,628 24,629 51,630 51,631 51,632 51,633 51,634 51,635 51,636 51,637 51,638 51,639 51,640 51,641 51,642 51,643 23,644 20,645 18,646 16,647 15,648 14,649 13,650 12,651 12,652 11,653 11,654 10,655 10,656 10,657 9,658 9,659 9,660 9,661 9,662 9,663 10,664 10,665 10,666 11,667 11,668 12,669 12,670 13,671 14,672 15,673 16,674 18,675 20,676 24,677 51,678 51,679 51,680 51,681 51,682 51,683 51,684 13,685 12,686 12,687 12,688 12,689 12,690 11,691 11,692 11,693 11,694 11,695 11,696 11,697 9,698 9,699 9,700 9,701 9,702 9,703 9,704 11,705 51,706 51,707 13,708 11,709 10,710 9,711 9,712 9,713 9,714 9,715 9,716 9,717 9,718 9,719 1,720 1,721 2,722 1,723 1,724 2,725 1,726 1,727 2,728 1,729 1,730 9,731 9,732 9,733 9,734 9,735 9,736 9,737 9,738 9,739 9,740 10,741 10,742 13,743 52,744 52,745 14,746 14,747 13,748 13,749 13,750 13,751 13,752 13,753 12,754 12,755 12,756 12,757 12,758 12,759 12,760 12,761 12,762 12,763 13,764 13,765 12,766 1364,766 1364,765 1364,764 1364,763 1364,762 1364,761 1364,760 1364,759 1364,758 1364,757 1364,756 1364,755 1364,754 1364,753 1364,752 1364,751 1364,750 1364,749 1364,748 1364,747 1364,746 1364,745 1348,744 1348,743 1348,742 1364,741 1364,740 1364,739 1364,738 1364,737 1357,736 1357,735 1348,734 1364,733 1364,732 1364,731 1364,730 1364,729 1364,728 1364,727 1364,726 1364,725 1364,724 1364,723 1364,722 1364,721 1364,720 1364,719 1364,718 1364,717 1364,716 1364,715 1364,714 1364,713 1364,712 1364,711 1364,710 1364,709 1364,708 1364,707 1364,706 1364,705 1364,704 1364,703 1364,702 1364,701 1364,700 1364,699 1364,698 1364,697 1364,696 1364,695 1364,694 1364,693 1364,692 1364,691 1364,690 1364,689 1364,688 1364,687 1364,686 1364,685 1364,684 1364,683 1364,682 1364,681 1364,680 1364,679 1364,678 1364,677 1364,676 1364,675 1364,674 1364,673 1364,672 1364,671 1364,670 1364,669 1364,668 1364,667 1364,666 1364,665 1364,664 1364,663 1364,662 1364,661 1364,660 1364,659 1364,658 1364,657 1364,656 1364,655 1364,654 1364,653 1364,652 1364,651 1364,650 1364,649 1364,648 1364,647 1364,646 1364,645 1364,644 1364,643 1364,642 1364,641 1364,640 1364,639 1364,638 1364,637 1364,636 1364,635 1364,634 1364,633 1364,632 1364,631 1364,630 1364,629 1364,628 1364,627 1364,626 1364,625 1364,624 1364,623 1364,622 1364,621 1364,620 1364,619 1364,618 1364,617 1364,616 1364,615 1364,614 1364,613 1364,612 1364,611 1364,610 1364,609 1364,608 1364,607 1364,606 1364,605 1364,604 1364,603 1364,602 1364,601 1364,600 1364,599 1364,598 1364,597 1364,596 1364,595 1364,594 1364,593 1364,592 1364,591 1364,590 1364,589 1364,588 1364,587 1364,586 1364,585 1364,584 1364,583 1364,582 1364,581 1364,580 1364,579 1364,578 1364,577 1364,576 1364,575 1364,574 1364,573 1364,572 1364,571 1364,570 1364,569 1364,568 1364,567 1364,566 1364,565 1364,564 1364,563 1364,562 1364,561 1364,560 1364,559 1364,558 1364,557 1364,556 1364,555 1364,554 1364,553 1364,552 1364,551 1364,550 1364,549 1364,548 1364,547 1364,546 1364,545 1364,544 1364,543 1364,542 1364,541 1364,540 1364,539 1364,538 1364,537 1364,536 1364,535 1364,534 1364,533 1364,532 1364,531 1364,530 1364,529 1364,528 1364,527 1364,526 1364,525 1364,524 1364,523 1364,522 1364,521 1364,520 1364,519 1364,518 1364,517 1364,516 1364,515 1364,514 1364,513 1364,512 1364,511 1364,510 1364,509 1364,508 1364,507 1364,506 1364,505 1364,504 1364,503 1364,502 1364,501 1364,500 1364,499 1364,498 1364,497 1364,496 1364,495 1364,494 1364,493 1364,492 1364,491 1364,490 1364,489 1364,488 1364,487 1364,486 1364,485 1364,484 1364,483 1364,482 1364,481 1364,480 1364,479 1364,478 1364,477 1364,476 1364,475 1364,474 1364,473 1364,472 1364,471 1364,470 1364,469 1364,468 1364,467 1364,466 1364,465 1364,464 1364,463 1364,462 1364,461 1364,460 1364,459 1364,458 1364,457 1364,456 1364,455 1364,454 1364,453 1364,452 1364,451 1364,450 1364,449 1364,448 1364,447 1364,446 1364,445 1364,444 1364,443 1364,442 1364,441 1364,440 1364,439 1364,438 1364,437 1364,436 1364,435 1364,434 1364,433 1364,432 1364,431 1348,430 1348,429 1348,428 1348,427 1348,426 1348,425 1348,424 1348,423 1348,422 1348,421 1348,420 1348,419 1348,418 1348,417 1348,416 1348,415 1348,414 1363,413 1348,412 1363,411 1364,410 1364,409 1364,408 1364,407 1364,406 1364,405 1364,404 1364,403 1364,402 1364,401 1364,400 1364,399 1364,398 1364,397 1364,396 1364,395 1364,394 1364,393 1364,392 1364,391 1364,390 1364,389 1364,388 1364,387 1364,386 1364,385 1364,384 1364,383 1364,382 1364,381 1364,380 1364,379 1364,378 1364,377 1364,376 1364,375 1364,374 1364,373 1364,372 1364,371 1364,370 1364,369 1364,368 1364,367 1364,366 1364,365 1364,364 1364,363 1364,362 1364,361 1364,360 1364,359 1364,358 1364,357 1364,356 1364,355 1364,354 1364,353 1364,352 1364,351 1364,350 1364,349 1364,348 1364,347 1364,346 1364,345 1364,344 1364,343 1364,342 1364,341 1364,340 1364,339 1364,338 1364,337 1364,336 1364,335 1364,334 1364,333 1364,332 1364,331 1364,330 1364,329 1364,328 1364,327 1364,326 1364,325 1364,324 1364,323 1364,322 1364,321 1364,320 1364,319 1364,318 1364,317 1364,316 1364,315 1364,314 1364,313 1364,312 1364,311 1364,310 1364,309 1364,308 1364,307 1364,306 1364,305 1364,304 1364,303 1364,302 1364,301 1364,300 1364,299 1364,298 1364,297 1364,296 1364,295 1364,294 1364,293 1364,292 1364,291 1364,290 1364,289 1364,288 1364,287 1364,286 1364,285 1364,284 1364,283 1364,282 1364,281 1364,280 1364,279 1364,278 1364,277 1364,276 1364,275 1364,274 1364,273 1364,272 1364,271 1364,270 1364,269 1364,268 1364,267 1364,266 1364,265 1364,264 1364,263 1364,262 1364,261 1364,260 1364,259 1364,258 1364,257 1364,256 1364,255 1364,254 1364,253 1364,252 1364,251 1364,250 1364,249 1364,248 1364,247 1364,246 1364,245 1364,244 1364,243 1364,242 1364,241 1364,240 1364,239 1364,238 1364,237 1364,236 1364,235 1364,234 1364,233 1364,232 1364,231 1364,230 1364,229 1364,228 1364,227 1364,226 1364,225 1364,224 1364,223 1364,222 1364,221 1364,220 1364,219 1364,218 1364,217 1364,216 1364,215 1364,214 1364,213 1364,212 1364,211 1364,210 1364,209 1364,208 1364,207 1364,206 1364,205 1364,204 1364,203 1364,202 1364,201 1364,200 1364,199 1364,198 1364,197 1364,196 1364,195 1364,194 1364,193 1364,192 1364,191 1364,190 1364,189 1364,188 1364,187 1364,186 1364,185 1364,184 1364,183 1364,182 1364,181 1364,180 1364,179 1364,178 1364,177 1364,176 1364,175 1364,174 1364,173 1364,172 1364,171 1364,170 1364,169 1364,168 1364,167 1364,166 1364,165 1364,164 1364,163 1364,162 1364,161 1364,160 1364,159 1364,158 1364,157 1364,156 1364,155 1364,154 1364,153 1364,152 1364,151 1364,150 1364,149 1364,148 1364,147 1364,146 1364,145 1364,144 1364,143 1364,142 1364,141 1364,140 1364,139 1364,138 1364,137 1364,136 1364,135 1364,134 1364,133 1364,132 1364,131 1364,130 1364,129 1364,128 1364,127 1364,126 1364,125 1364,124 1364,123 1364,122 1364,121 1364,120 1364,119 1364,118 1364,117 1364,116 1361,115 1361,114 1364,113 1364,112 1364,111 1364,110 1364,109 1364,108 1364,107 1364,106 1364,105 1364,104 1364,103 1364,102 1364,101 1364,100 1364,99 1364,98 1364,97 1364,96 1348,95 1348,94 1361,93 1361,92 1361,91 1361,90 1361,89 1361,88 1361,87 1361,86 1361,85 1361,84 1361,83 1361,82 1361,81 1361,80 1361,79 1361,78 1361,77 1361,76 1361,75 1361,74 1362,73 1361,72 1364,71 53,70 53,69 439,68 440,67 442,66 442,65 443,64 444,63 444,62 444,61 444,60 444,59 444,58 444,57 444,56 443,55 442,54 442,53 440,52 439,51 53,50 53,49 53,48 1364,47 1364,46 38,45 38,44 37,43 303,42 207,41 365,40 354,39 367,38 367,37 366,36 365,35 361,34 365,33 332,32 365,31 328,30 328,29 328,28 1089,22 1257,21 1258,20 1352,19 1354,18 1355,17 1356,16 1356,15 1357,14 1357,13 1357,12 1357,11 1357,10 1356,9 1356,8 1355,7 1354,6 1351,5 1351,4 1350,3 1090,2 1089,1" draw:recreate-on-edit="true"/></draw:frame></text:p>
      <text:p text:style-name="P2"/>
      <text:p text:style-name="P2"/>
      <text:p text:style-name="P2"><draw:frame draw:style-name="fr2" draw:name="Image2" text:anchor-type="paragraph" svg:width="18.824cm" svg:height="10.382cm" draw:z-index="0"><draw:image xlink:href="Pictures/1000000000000556000003007E238259B02F4E80.png" xlink:type="simple" xlink:show="embed" xlink:actuate="onLoad"/></draw:frame></text:p>
      <text:p text:style-name="P2"/>
      <text:p text:style-name="P3">Experiment 7</text:p>
      <text:p text:style-name="P3"/>
      <text:p text:style-name="P3"><text:soft-page-break/></text:p>
      <text:p text:style-name="P3"><draw:frame draw:style-name="fr3" draw:name="Image3" text:anchor-type="paragraph" svg:width="18.835cm" svg:height="10.287cm" draw:z-index="1"><draw:image xlink:href="Pictures/100000000000055600000300729D734D3084D412.png" xlink:type="simple" xlink:show="embed" xlink:actuate="onLoad"/></draw:frame></text:p>
      <text:p text:style-name="P3"><draw:frame draw:style-name="fr4" draw:name="Image4" text:anchor-type="paragraph" svg:width="18.877cm" svg:height="10.345cm" draw:z-index="2"><draw:image xlink:href="Pictures/100000000000055600000300224CC73250A5175B.png" xlink:type="simple" xlink:show="embed" xlink:actuate="onLoad"/></draw:frame></text:p>
      <text:p text:style-name="P3"/>
      <text:p text:style-name="P3"/>
      <text:p text:style-name="P3"/>
      <text:p text:style-name="P3"/>
      <text:p text:style-name="P3"/>
      <text:p text:style-name="P7"/>
      <text:p text:style-name="P4"/>
      <text:p text:style-name="P4"><text:soft-page-break/></text:p>
      <text:p text:style-name="P4">experiment 5</text:p>
      <text:p text:style-name="P4"/>
      <text:p text:style-name="P4">(A)</text:p>
      <text:p text:style-name="P4"><draw:frame draw:style-name="fr5" draw:name="Image5" text:anchor-type="paragraph" svg:x="1.044cm" svg:y="0.609cm" svg:width="8.973cm" svg:height="8.985cm" draw:z-index="4"><draw:image xlink:href="Pictures/100000000000055600000300F1A2AF90F5309DC1.png" xlink:type="simple" xlink:show="embed" xlink:actuate="onLoad"/></draw:frame></text:p>
      <text:p text:style-name="P4"><draw:frame draw:style-name="fr6" draw:name="Image6" text:anchor-type="paragraph" svg:x="10.68cm" svg:y="0.127cm" svg:width="9.035cm" svg:height="9.086cm" draw:z-index="5"><draw:image xlink:href="Pictures/10000000000005560000030036F38F1A75F079B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experiment 6</text:p>
      <text:p text:style-name="P6"/>
      <text:p text:style-name="P6"><draw:frame draw:style-name="fr7" draw:name="Image7" text:anchor-type="paragraph" svg:x="0.639cm" svg:y="0.002cm" svg:width="10.313cm" svg:height="5.701cm" draw:z-index="6"><draw:image xlink:href="Pictures/100000000000055600000300D8B8672CF15E3BF8.png" xlink:type="simple" xlink:show="embed" xlink:actuate="onLoad"/></draw:frame></text:p>
      <text:p text:style-name="P4"/>
      <text:p text:style-name="P4"/>
      <text:p text:style-name="P4"/>
      <text:p text:style-name="P4"/>
      <text:p text:style-name="P8"/>
      <text:p text:style-name="P8"/>
      <text:p text:style-name="P8"/>
      <text:p text:style-name="P8"/>
      <text:p text:style-name="P8"/>
      <text:p text:style-name="P4"/>
      <text:p text:style-name="P4"/>
      <text:p text:style-name="P4"/>
      <text:p text:style-name="P4"/>
      <text:p text:style-name="P4"/>
      <text:p text:style-name="P5">exp 8</text:p>
      <text:p text:style-name="P4"><draw:frame draw:style-name="fr8" draw:name="Image8" text:anchor-type="paragraph" svg:x="1.166cm" svg:y="0.353cm" svg:width="8.74cm" svg:height="6.9cm" draw:z-index="7"><draw:image xlink:href="Pictures/1000000000000556000003003C05637D4C75D718.png" xlink:type="simple" xlink:show="embed" xlink:actuate="onLoad"/></draw:frame></text:p>
      <text:p text:style-name="P4"/>
      <text:p text:style-name="P4"/>
      <text:p text:style-name="P4"/>
      <text:p text:style-name="P4"/>
      <text:p text:style-name="P4"/>
      <text:p text:style-name="P4"/>
      <text:p text:style-name="P4"><text:soft-page-break/></text:p>
      <text:p text:style-name="P4"/>
      <text:p text:style-name="P4"/>
      <text:p text:style-name="P4"><draw:frame draw:style-name="fr9" draw:name="Image9" text:anchor-type="paragraph" svg:x="0.189cm" svg:y="0.213cm" svg:width="12.264cm" svg:height="10.149cm" draw:z-index="8"><draw:image xlink:href="Pictures/100000000000055600000300CB34070751904601.png" xlink:type="simple" xlink:show="embed" xlink:actuate="onLoad"/><draw:contour-polygon svg:width="1363px" svg:height="765px" svg:viewBox="0 0 1363 765" draw:points="1074,1 1072,2 1072,3 12,4 114,5 103,6 76,7 76,8 76,9 6,10 6,11 6,12 6,13 49,14 7,15 8,16 8,17 10,18 13,19 1017,20 1072,21 1073,22 1,23 1,24 64,25 64,26 64,27 64,28 8,29 6,30 6,31 5,32 5,33 5,34 5,35 5,36 5,37 5,38 5,39 5,40 5,41 5,42 5,43 5,44 5,45 5,46 5,47 5,48 5,49 5,50 5,51 5,52 5,53 5,54 5,55 5,56 5,57 5,58 5,59 5,60 5,61 5,62 5,63 5,64 5,65 5,66 5,67 5,68 5,69 5,70 5,71 5,72 5,73 5,74 5,75 5,76 5,77 5,78 5,79 6,80 7,81 8,82 64,83 64,84 64,85 64,86 64,87 8,88 7,89 6,90 5,91 5,92 5,93 5,94 5,95 5,96 5,97 5,98 5,99 5,100 5,101 5,102 5,103 5,104 5,105 5,106 5,107 5,108 5,109 5,110 5,111 5,112 5,113 5,114 5,115 5,116 5,117 5,118 5,119 5,120 5,121 5,122 5,123 5,124 5,125 5,126 5,127 5,128 5,129 5,130 5,131 5,132 5,133 5,134 5,135 5,136 5,137 6,138 6,139 7,140 9,141 64,142 64,143 64,144 64,145 64,146 8,147 7,148 6,149 5,150 5,151 5,152 5,153 5,154 5,155 5,156 5,157 5,158 5,159 5,160 5,161 5,162 5,163 5,164 5,165 5,166 5,167 5,168 5,169 5,170 5,171 5,172 5,173 5,174 5,175 5,176 5,177 5,178 5,179 5,180 5,181 5,182 5,183 5,184 5,185 5,186 5,187 5,188 5,189 5,190 5,191 5,192 5,193 5,194 5,195 5,196 6,197 6,198 7,199 9,200 64,201 64,202 64,203 64,204 64,205 8,206 6,207 6,208 5,209 5,210 5,211 5,212 5,213 5,214 5,215 5,216 5,217 5,218 5,219 5,220 5,221 5,222 5,223 5,224 5,225 5,226 5,227 5,228 5,229 5,230 5,231 5,232 5,233 5,234 5,235 5,236 5,237 5,238 5,239 5,240 5,241 5,242 5,243 5,244 5,245 5,246 5,247 5,248 5,249 5,250 5,251 5,252 5,253 5,254 5,255 6,256 6,257 7,258 9,259 64,260 64,261 64,262 64,263 64,264 8,265 7,266 6,267 5,268 5,269 5,270 5,271 5,272 5,273 5,274 5,275 5,276 5,277 5,278 5,279 5,280 5,281 5,282 5,283 5,284 5,285 5,286 5,287 5,288 5,289 5,290 5,291 5,292 5,293 5,294 5,295 5,296 5,297 5,298 5,299 5,300 5,301 5,302 5,303 5,304 5,305 5,306 5,307 5,308 5,309 5,310 5,311 5,312 5,313 5,314 6,315 6,316 7,317 9,318 64,319 64,320 64,321 64,322 64,323 8,324 6,325 6,326 5,327 5,328 5,329 5,330 5,331 5,332 5,333 5,334 5,335 5,336 5,337 5,338 5,339 5,340 5,341 5,342 5,343 5,344 5,345 5,346 5,347 5,348 5,349 5,350 5,351 5,352 5,353 5,354 5,355 5,356 5,357 5,358 5,359 5,360 5,361 5,362 5,363 5,364 5,365 5,366 5,367 5,368 5,369 5,370 5,371 5,372 5,373 6,374 6,375 7,376 9,377 64,378 64,379 64,380 64,381 64,382 8,383 7,384 6,385 5,386 5,387 5,388 5,389 5,390 5,391 5,392 5,393 5,394 5,395 5,396 5,397 5,398 5,399 5,400 5,401 5,402 5,403 5,404 5,405 5,406 5,407 5,408 5,409 5,410 5,411 5,412 5,413 5,414 5,415 5,416 5,417 5,418 5,419 5,420 5,421 5,422 5,423 5,424 5,425 5,426 5,427 5,428 5,429 5,430 5,431 5,432 6,433 6,434 7,435 9,436 64,437 64,438 64,439 64,440 64,441 8,442 7,443 6,444 5,445 5,446 5,447 5,448 5,449 5,450 5,451 5,452 5,453 5,454 5,455 5,456 5,457 5,458 5,459 5,460 5,461 5,462 5,463 5,464 5,465 5,466 5,467 5,468 5,469 5,470 5,471 5,472 5,473 5,474 5,475 5,476 5,477 5,478 5,479 5,480 5,481 5,482 5,483 5,484 5,485 5,486 5,487 5,488 5,489 5,490 5,491 6,492 6,493 7,494 9,495 64,496 64,497 64,498 64,499 64,500 8,501 7,502 6,503 5,504 5,505 5,506 5,507 5,508 5,509 5,510 5,511 5,512 5,513 5,514 5,515 5,516 5,517 5,518 5,519 5,520 5,521 5,522 5,523 5,524 5,525 5,526 5,527 5,528 5,529 5,530 5,531 5,532 5,533 5,534 5,535 5,536 5,537 5,538 5,539 5,540 5,541 5,542 5,543 5,544 5,545 5,546 5,547 5,548 5,549 5,550 6,551 6,552 7,553 9,554 11,555 10,556 9,557 9,558 9,559 9,560 9,561 8,562 8,563 8,564 28,565 7,566 7,567 7,568 7,569 6,570 6,571 6,572 6,573 6,574 5,575 5,576 5,577 5,578 10,579 4,580 4,581 4,582 4,583 16,584 8,585 10,586 7,587 7,588 7,589 10,590 6,591 6,592 6,593 5,594 5,595 5,596 9,597 4,598 4,599 4,600 8,601 11,602 11,603 7,604 7,605 10,606 6,607 6,608 6,609 5,610 5,611 5,612 9,613 4,614 4,615 4,616 12,617 12,618 7,619 7,620 11,621 6,622 6,623 6,624 5,625 5,626 5,627 9,628 4,629 4,630 4,631 9,632 9,633 7,634 7,635 8,636 6,637 6,638 6,639 5,640 5,641 5,642 9,643 4,644 4,645 4,646 19,647 21,648 7,649 7,650 22,651 6,652 6,653 6,654 5,655 5,656 5,657 9,658 4,659 4,660 4,661 7,662 7,663 7,664 6,665 6,666 6,667 1,668 1,669 1,670 1,671 2,672 1,673 1,674 1,675 1,676 3,677 3,678 3,679 4,680 5,681 5,682 5,683 5,684 5,685 5,686 5,687 5,688 5,689 5,690 5,691 5,692 5,693 5,694 1,695 1,696 2,697 1,698 2,699 1,700 2,701 1,702 1,703 5,704 5,705 5,706 5,707 5,708 5,709 5,710 5,711 5,712 5,713 5,714 5,715 5,716 5,717 5,718 5,719 5,720 5,721 5,722 5,723 6,724 7,725 8,726 9,727 9,728 8,729 8,730 8,731 7,732 7,733 7,734 7,735 6,736 6,737 1,738 1,739 1,740 1,741 2,742 1,743 1,744 1,745 1,746 3,747 3,748 3,749 4,750 6,751 6,752 6,753 5,754 5,755 5,756 17,757 4,758 4,759 4,760 19,761 64,762 64,763 6,764 64,765 64,766 1364,766 1364,765 1364,764 1364,763 1364,762 1364,761 1364,760 1364,759 1364,758 1364,757 1364,756 1364,755 1364,754 1364,753 1364,752 1364,751 1364,750 1364,749 1364,748 1364,747 1364,746 1340,745 1361,744 1362,743 1363,742 1364,741 1364,740 1364,739 1364,738 1364,737 1364,736 1364,735 1364,734 1364,733 1364,732 1364,731 1364,730 1364,729 1364,728 1364,727 1364,726 1364,725 1364,724 1364,723 1364,722 1364,721 1364,720 1364,719 1364,718 1364,717 1364,716 1364,715 1364,714 1364,713 1364,712 1364,711 1364,710 1364,709 1364,708 1364,707 1364,706 1364,705 1364,704 1364,703 1364,702 1364,701 1364,700 1364,699 1364,698 1364,697 1364,696 1364,695 1364,694 1364,693 1364,692 1364,691 1364,690 1364,689 1364,688 1364,687 1364,686 1364,685 1364,684 1364,683 1364,682 1364,681 1364,680 1364,679 1364,678 1364,677 1364,676 1364,675 1364,674 1364,673 1364,672 1364,671 1364,670 1364,669 1364,668 1364,667 1364,666 1364,665 1364,664 1364,663 1364,662 1364,661 1364,660 1364,659 1364,658 1364,657 1364,656 1364,655 1364,654 1364,653 1364,652 1364,651 1364,650 1364,649 1364,648 1364,647 1364,646 1364,645 1364,644 1364,643 1364,642 1364,641 1364,640 1364,639 1364,638 1364,637 1364,636 1364,635 1364,634 1364,633 1364,632 1364,631 1364,630 1364,629 1364,628 1364,627 1364,626 1364,625 1364,624 1364,623 1364,622 1364,621 1364,620 1364,619 1364,618 1364,617 1364,616 1364,615 1364,614 1364,613 1364,612 1364,611 1364,610 1364,609 1364,608 1364,607 1364,606 1364,605 1364,604 1364,603 1364,602 1364,601 1364,600 1364,599 1364,598 1364,597 1364,596 1364,595 1364,594 1364,593 1364,592 1364,591 1364,590 1364,589 1364,588 1364,587 1364,586 1364,585 1364,584 1364,583 1364,582 1364,581 1364,580 1364,579 1364,578 1364,577 1364,576 1364,575 1364,574 1364,573 1364,572 1364,571 1364,570 1364,569 1364,568 1364,567 1364,566 1364,565 1364,564 1364,563 1364,562 1364,561 1364,560 1364,559 1364,558 1364,557 1364,556 1364,555 1364,554 1364,553 1364,552 1364,551 1364,550 1364,549 1364,548 1364,547 1364,546 1364,545 1364,544 1364,543 1364,542 1364,541 1364,540 1364,539 1364,538 1364,537 1364,536 1364,535 1364,534 1364,533 1364,532 1364,531 1364,530 1364,529 1364,528 1364,527 1364,526 1364,525 1364,524 1364,523 1364,522 1364,521 1364,520 1364,519 1364,518 1364,517 1364,516 1364,515 1364,514 1364,513 1364,512 1364,511 1364,510 1364,509 1364,508 1364,507 1364,506 1364,505 1364,504 1364,503 1364,502 1364,501 1364,500 1364,499 1364,498 1364,497 1364,496 1364,495 1364,494 1364,493 1364,492 1364,491 1364,490 1364,489 1364,488 1364,487 1364,486 1364,485 1364,484 1364,483 1364,482 1364,481 1364,480 1364,479 1364,478 1364,477 1364,476 1364,475 1364,474 1364,473 1364,472 1364,471 1364,470 1364,469 1364,468 1364,467 1364,466 1364,465 1364,464 1364,463 1364,462 1364,461 1364,460 1364,459 1364,458 1364,457 1364,456 1364,455 1364,454 1364,453 1364,452 1364,451 1364,450 1364,449 1364,448 1364,447 1364,446 1364,445 1364,444 1364,443 1364,442 1364,441 1364,440 1364,439 1364,438 1364,437 1364,436 1364,435 1364,434 1364,433 1364,432 1364,431 1364,430 1364,429 1364,428 1364,427 1364,426 1364,425 1364,424 1364,423 1364,422 1364,421 1364,420 1364,419 1364,418 1364,417 1364,416 1364,415 1364,414 1364,413 1364,412 1364,411 1364,410 1364,409 1364,408 1364,407 1364,406 1364,405 1364,404 1364,403 1364,402 1364,401 1364,400 1364,399 1364,398 1364,397 1364,396 1364,395 1364,394 1364,393 1364,392 1364,391 1364,390 1364,389 1364,388 1364,387 1364,386 1364,385 1364,384 1364,383 1364,382 1364,381 1364,380 1364,379 1364,378 1364,377 1364,376 1364,375 1364,374 1364,373 1364,372 1364,371 1364,370 1364,369 1364,368 1364,367 1364,366 1364,365 1364,364 1364,363 1364,362 1364,361 1364,360 1364,359 1364,358 1364,357 1364,356 1364,355 1364,354 1364,353 1364,352 1364,351 1364,350 1364,349 1364,348 1364,347 1364,346 1364,345 1364,344 1364,343 1364,342 1364,341 1364,340 1364,339 1364,338 1364,337 1364,336 1364,335 1364,334 1364,333 1364,332 1364,331 1364,330 1364,329 1364,328 1364,327 1364,326 1364,325 1363,324 1362,323 1361,322 1341,321 1341,320 1341,319 1341,318 1341,317 1341,316 1341,315 1341,314 1341,313 1341,312 1341,311 1341,310 1341,309 1341,308 1341,307 1341,306 1341,305 1341,304 1341,303 1341,302 1341,301 1341,300 1341,299 1341,298 1341,297 1341,296 1341,295 1341,294 1341,293 1341,292 1341,291 1341,290 1341,289 1341,288 1341,287 1341,286 1358,285 1358,284 1358,283 1359,282 1360,281 1360,280 1360,279 1360,278 1359,277 1341,276 1341,275 1341,274 1341,273 1341,272 1341,271 1341,270 1341,269 1341,268 1341,267 1341,266 1341,265 1341,264 1341,263 1341,262 1341,261 1341,260 1341,259 1341,258 1341,257 1341,256 1341,255 1341,254 1341,253 1341,252 1341,251 1341,250 1341,249 1341,248 1341,247 1341,246 1341,245 1341,244 1341,243 1341,242 1364,241 1364,240 1341,239 1341,238 1341,237 1341,236 1341,235 1341,234 1341,233 1341,232 1341,231 1341,230 1341,229 1341,228 1341,227 1341,226 1341,225 1341,224 1341,223 1341,222 1341,221 1341,220 1341,219 1341,218 1341,217 1341,216 1341,215 1341,214 1341,213 1341,212 1341,211 1341,210 1341,209 1341,208 1341,207 1341,206 1341,205 1341,204 1341,203 1341,202 1341,201 1341,200 1341,199 1341,198 1341,197 1341,196 1341,195 1364,194 1364,193 1364,192 1364,191 1364,190 1362,189 1341,188 1341,187 1341,186 1341,185 1341,184 1341,183 1341,182 1359,181 1341,180 1361,179 1362,178 1362,177 1362,176 1362,175 1362,174 1362,173 1362,172 1362,171 1362,170 1362,169 1362,168 1362,167 1362,166 1362,165 1362,164 1362,163 1362,162 1362,161 1362,160 1362,159 1362,158 1362,157 1362,156 1362,155 1362,154 1362,153 1362,152 1362,151 1361,150 1360,149 1359,148 1341,147 1341,146 1341,145 1341,144 1341,143 1341,142 1341,141 1341,140 1341,139 1341,138 1341,137 1341,136 1341,135 1342,134 1343,133 1354,132 1354,131 1354,130 1343,129 1342,128 1341,127 1341,126 1341,125 1341,124 1348,123 1349,122 1354,121 1354,120 1354,119 1349,118 1348,117 1341,116 1341,115 1341,114 1341,113 1341,112 1341,111 1341,110 1341,109 1364,108 1364,107 1364,106 1364,105 1341,104 1341,103 1341,102 1341,101 1341,100 1341,99 1341,98 1341,97 1341,96 1341,95 1341,94 1341,93 1341,92 1341,91 1341,90 1341,89 1358,88 1359,87 1360,86 1360,85 1360,84 1359,83 1358,82 1341,81 1341,80 1341,79 1341,78 1341,77 1341,76 1341,75 1341,74 1341,73 1341,72 1341,71 1341,70 1341,69 1341,68 1341,67 1341,66 1341,65 1341,64 1341,63 1341,62 1341,61 1341,60 1341,59 1340,58 1340,57 1339,56 1337,55 65,54 858,53 1317,52 1318,51 1320,50 1320,49 1320,48 1318,47 1318,46 1314,45 1315,44 1316,43 1317,42 1318,41 1319,40 1319,39 1320,38 1320,37 1320,36 1320,35 858,34 65,33 65,32 65,31 65,30 65,29 65,28 65,27 65,26 65,25 1364,24 1364,23 1092,22 1255,21 1351,20 1351,19 1356,18 1356,17 1356,16 1356,15 1356,14 1358,13 1358,12 1358,11 1358,10 1356,9 1356,8 1356,7 1356,6 1355,5 1351,4 1351,3 1350,2 1091,1" draw:recreate-on-edit="tru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0" draw:name="Image10" text:anchor-type="paragraph" svg:x="0.22cm" svg:y="0.457cm" svg:width="12.06cm" svg:height="9.31cm" draw:z-index="9"><draw:image xlink:href="Pictures/1000000000000556000003002B18911E0890D04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exp 1 , mul</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45cm" fo:margin-right="0.6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44:50.011107819</meta:creation-date>
    <meta:editing-duration>PT18M40S</meta:editing-duration>
    <meta:editing-cycles>2</meta:editing-cycles>
    <meta:generator>LibreOffice/5.1.6.2$Linux_X86_64 LibreOffice_project/10m0$Build-2</meta:generator>
    <dc:date>2018-04-12T14:21:32.754775279</dc:date>
    <meta:document-statistic meta:table-count="0" meta:image-count="10" meta:object-count="0" meta:page-count="4" meta:paragraph-count="7" meta:word-count="15" meta:character-count="67" meta:non-whitespace-character-count="59"/>
  </office:meta>
</office:document-meta>
</file>